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number-columns-repeated="982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 table:number-rows-repeated="10484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20" table:number-columns-repeated="1020" table:default-cell-style-name="ce35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4" table:default-cell-style-name="ce35"/>
        <table:table-column table:style-name="co37" table:default-cell-style-name="ce35"/>
        <table:table-column table:style-name="co38" table:default-cell-style-name="ce35"/>
        <table:table-column table:style-name="co14" table:default-cell-style-name="ce35"/>
        <table:table-column table:style-name="co39" table:default-cell-style-name="ce35"/>
        <table:table-column table:style-name="co3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4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33"/>
          <table:table-cell table:style-name="ce53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9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6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30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9" table:default-cell-style-name="ce35"/>
        <table:table-column table:style-name="co57" table:default-cell-style-name="ce35"/>
        <table:table-column table:style-name="co39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3:09:31.8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2T19:36:49.660000000</dc:date>
    <meta:editing-duration>P11DT23H13M58S</meta:editing-duration>
    <meta:editing-cycles>5260</meta:editing-cycles>
    <meta:document-statistic meta:table-count="7" meta:cell-count="14409" meta:object-count="0"/>
    <meta:user-defined meta:name="qrichtext">1</meta:user-defined>
  </office:meta>
</office:document-meta>
</file>